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ad92e" officeooo:paragraph-rsid="000ad92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none" fo:font-weight="normal" officeooo:rsid="000ad92e" officeooo:paragraph-rsid="000ad92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aee7e" officeooo:paragraph-rsid="000aee7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c64e1" officeooo:paragraph-rsid="000c64e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bold" officeooo:rsid="000c64e1" officeooo:paragraph-rsid="000c64e1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0c64e1" officeooo:paragraph-rsid="000c64e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bold" officeooo:rsid="000cd3fb" officeooo:paragraph-rsid="000cd3fb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style:text-underline-style="none" fo:font-weight="bold" officeooo:rsid="000e8f91" officeooo:paragraph-rsid="000e8f91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2pt" style:text-underline-style="none" fo:font-weight="bold" officeooo:rsid="000f999a" officeooo:paragraph-rsid="000f999a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0f999a" officeooo:paragraph-rsid="000f999a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text-properties fo:font-size="12pt" style:text-underline-style="none" fo:font-weight="bold" officeooo:rsid="00107446" officeooo:paragraph-rsid="00107446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0e75e" officeooo:paragraph-rsid="0010e75e" style:font-size-asian="10.5pt" style:font-weight-asian="bold" style:font-size-complex="12pt" style:font-weight-complex="bold"/>
    </style:style>
    <style:style style:name="P13" style:family="paragraph" style:parent-style-name="Standard" style:list-style-name="L2">
      <style:text-properties fo:font-size="12pt" style:text-underline-style="none" fo:font-weight="bold" officeooo:rsid="0010e75e" officeooo:paragraph-rsid="0010e75e" style:font-size-asian="10.5pt" style:font-weight-asian="bold" style:font-size-complex="12pt" style:font-weight-complex="bold"/>
    </style:style>
    <style:style style:name="P14" style:family="paragraph" style:parent-style-name="Standard" style:list-style-name="L3">
      <style:text-properties fo:font-size="12pt" style:text-underline-style="none" fo:font-weight="bold" officeooo:rsid="00144a10" officeooo:paragraph-rsid="00144a10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bold" officeooo:rsid="0010e75e" officeooo:paragraph-rsid="0010e75e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officeooo:rsid="00144a10" officeooo:paragraph-rsid="00144a10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886" style:font-weight-asian="normal" style:font-weight-complex="normal"/>
    </style:style>
    <style:style style:name="T3" style:family="text">
      <style:text-properties fo:font-weight="normal" officeooo:rsid="0012cb3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50</text:p>
      <text:p text:style-name="P2">9/15/2020</text:p>
      <text:p text:style-name="P3">Lecture 2</text:p>
      <text:p text:style-name="P3"/>
      <text:p text:style-name="P1">Python</text:p>
      <text:p text:style-name="P4">Powerful language, lots of built-in features that make it convenient for quick/productive development.</text:p>
      <text:p text:style-name="P4"/>
      <text:p text:style-name="P5">Hello, World program</text:p>
      <text:p text:style-name="P4">print(“Hello, world!”)</text:p>
      <text:p text:style-name="P4"/>
      <text:p text:style-name="P7">Types</text:p>
      <text:p text:style-name="P7"><text:span text:style-name="T1">a = 28 <text:tab/> <text:s/>int</text:span></text:p>
      <text:p text:style-name="P7"><text:span text:style-name="T1">b = 1.5 <text:tab/> <text:s/>float</text:span></text:p>
      <text:p text:style-name="P7"><text:span text:style-name="T1">c = “Hello!” str</text:span></text:p>
      <text:p text:style-name="P7"><text:span text:style-name="T1">d = True<text:tab/> <text:s/>bool</text:span></text:p>
      <text:p text:style-name="P7"><text:span text:style-name="T1">e = None<text:tab/> <text:s/>NoneType</text:span></text:p>
      <text:p text:style-name="P7"><text:span text:style-name="T1"/></text:p>
      <text:list xml:id="list2948712871" text:style-name="L1">
        <text:list-item>
          <text:p text:style-name="P8">f-string <text:span text:style-name="T1">short for formatted string, precede a string with </text:span>f <text:span text:style-name="T1">and use curly braces {} to plug in values of variables</text:span></text:p>
        </text:list-item>
        <text:list-item>
          <text:p text:style-name="P9">conditions<text:span text:style-name="T1"> start with keyword </text:span>if<text:span text:style-name="T1"> followed by </text:span>boolean condition</text:p>
          <text:list>
            <text:list-item>
              <text:p text:style-name="P11">elif <text:span text:style-name="T1">is used to check additional conditions</text:span></text:p>
            </text:list-item>
          </text:list>
        </text:list-item>
        <text:list-item>
          <text:p text:style-name="P9">indentation<text:span text:style-name="T1"> tells us if we are within a </text:span><text:span text:style-name="T2">particular </text:span><text:span text:style-name="T1">body/block of code</text:span></text:p>
        </text:list-item>
      </text:list>
      <text:p text:style-name="P10"><text:span text:style-name="T1"/></text:p>
      <text:p text:style-name="P15">Data Structures</text:p>
      <text:list xml:id="list4096697370" text:style-name="L2">
        <text:list-item>
          <text:p text:style-name="P13">list –<text:span text:style-name="T1"> sequence of mutable values</text:span></text:p>
        </text:list-item>
        <text:list-item>
          <text:p text:style-name="P13">tuple –<text:span text:style-name="T1"> sequence of immutable values</text:span></text:p>
        </text:list-item>
        <text:list-item>
          <text:p text:style-name="P13">set –<text:span text:style-name="T1"> collection of unique values in no particular order</text:span></text:p>
        </text:list-item>
        <text:list-item>
          <text:p text:style-name="P13">dict –<text:span text:style-name="T1"> collection of key-value pairs </text:span><text:span text:style-name="T3">(like a dictionary), you look up a key and get a value</text:span></text:p>
        </text:list-item>
      </text:list>
      <text:p text:style-name="P12"><text:span text:style-name="T3"/></text:p>
      <text:p text:style-name="P16">Exceptions</text:p>
      <text:list xml:id="list1657824211" text:style-name="L3">
        <text:list-item>
          <text:p text:style-name="P14"><text:span text:style-name="T1">Use </text:span>try<text:span text:style-name="T1"> and </text:span>except<text:span text:style-name="T1"> to gracefully handle except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5T14:48:34.417466910</dc:date>
    <meta:editing-duration>PT2H23M42S</meta:editing-duration>
    <meta:editing-cycles>11</meta:editing-cycles>
    <meta:generator>LibreOffice/6.4.5.2$Linux_X86_64 LibreOffice_project/40$Build-2</meta:generator>
    <meta:document-statistic meta:table-count="0" meta:image-count="0" meta:object-count="0" meta:page-count="1" meta:paragraph-count="24" meta:word-count="149" meta:character-count="845" meta:non-whitespace-character-count="715"/>
  </office:meta>
</office:document-meta>
</file>